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f2d7" officeooo:paragraph-rsid="0008f2d7"/>
    </style:style>
    <style:style style:name="P2" style:family="paragraph" style:parent-style-name="Text_20_body">
      <style:text-properties fo:font-weight="bold" officeooo:rsid="000c50da" officeooo:paragraph-rsid="000c50da" style:font-weight-asian="bold" style:font-weight-complex="bold"/>
    </style:style>
    <style:style style:name="P3" style:family="paragraph" style:parent-style-name="Text_20_body">
      <style:text-properties fo:font-weight="bold" officeooo:rsid="000e4d7b" officeooo:paragraph-rsid="000e4d7b" style:font-weight-asian="bold" style:font-weight-complex="bold"/>
    </style:style>
    <style:style style:name="P4" style:family="paragraph" style:parent-style-name="Text_20_body">
      <style:text-properties fo:font-weight="bold" officeooo:rsid="000cea45" officeooo:paragraph-rsid="000cea45" style:font-weight-asian="bold" style:font-weight-complex="bold"/>
    </style:style>
    <style:style style:name="P5" style:family="paragraph" style:parent-style-name="Text_20_body">
      <style:text-properties fo:font-weight="bold" officeooo:rsid="000e9b5b" officeooo:paragraph-rsid="000e9b5b" style:font-weight-asian="bold" style:font-weight-complex="bold"/>
    </style:style>
    <style:style style:name="P6" style:family="paragraph" style:parent-style-name="Text_20_body">
      <style:text-properties fo:font-weight="bold" officeooo:rsid="000eb729" officeooo:paragraph-rsid="000eb729" style:font-weight-asian="bold" style:font-weight-complex="bold"/>
    </style:style>
    <style:style style:name="P7" style:family="paragraph" style:parent-style-name="Text_20_body">
      <style:text-properties fo:font-weight="normal" officeooo:rsid="000c50da" officeooo:paragraph-rsid="000c50da" style:font-weight-asian="normal" style:font-weight-complex="normal"/>
    </style:style>
    <style:style style:name="P8" style:family="paragraph" style:parent-style-name="Text_20_body">
      <style:text-properties fo:font-weight="normal" officeooo:rsid="000e4d7b" officeooo:paragraph-rsid="000e4d7b" style:font-weight-asian="normal" style:font-weight-complex="normal"/>
    </style:style>
    <style:style style:name="P9" style:family="paragraph" style:parent-style-name="Text_20_body">
      <style:text-properties fo:font-weight="normal" officeooo:rsid="000e9b5b" officeooo:paragraph-rsid="000e9b5b" style:font-weight-asian="normal" style:font-weight-complex="normal"/>
    </style:style>
    <style:style style:name="P10" style:family="paragraph" style:parent-style-name="Text_20_body">
      <style:text-properties officeooo:rsid="000cea45" officeooo:paragraph-rsid="000cea45"/>
    </style:style>
    <style:style style:name="P11" style:family="paragraph" style:parent-style-name="Text_20_body">
      <style:paragraph-properties fo:break-before="page"/>
      <style:text-properties fo:font-weight="normal" officeooo:rsid="000e9b5b" officeooo:paragraph-rsid="000e9b5b" style:font-weight-asian="normal" style:font-weight-complex="normal"/>
    </style:style>
    <style:style style:name="P12" style:family="paragraph" style:parent-style-name="Text_20_body">
      <style:paragraph-properties fo:break-before="page"/>
      <style:text-properties fo:font-weight="bold" officeooo:rsid="000cea45" officeooo:paragraph-rsid="000cea45" style:font-weight-asian="bold" style:font-weight-complex="bold"/>
    </style:style>
    <style:style style:name="P13" style:family="paragraph" style:parent-style-name="Text_20_body">
      <style:paragraph-properties fo:break-before="page"/>
      <style:text-properties fo:font-weight="bold" officeooo:rsid="000e4d7b" officeooo:paragraph-rsid="000e4d7b" style:font-weight-asian="bold" style:font-weight-complex="bold"/>
    </style:style>
    <style:style style:name="P14" style:family="paragraph" style:parent-style-name="Text_20_body">
      <style:paragraph-properties fo:break-before="page"/>
      <style:text-properties fo:font-weight="bold" officeooo:rsid="000e9b5b" officeooo:paragraph-rsid="000e9b5b" style:font-weight-asian="bold" style:font-weight-complex="bold"/>
    </style:style>
    <style:style style:name="P15" style:family="paragraph" style:parent-style-name="Standard">
      <style:text-properties fo:font-weight="bold" officeooo:rsid="0008788b" officeooo:paragraph-rsid="0008788b" style:font-weight-asian="bold" style:font-weight-complex="bold"/>
    </style:style>
    <style:style style:name="P16" style:family="paragraph" style:parent-style-name="Standard">
      <style:text-properties fo:font-weight="normal" officeooo:rsid="0008788b" officeooo:paragraph-rsid="0008788b" style:font-weight-asian="normal" style:font-weight-complex="normal"/>
    </style:style>
    <style:style style:name="P17" style:family="paragraph" style:parent-style-name="Subtitle">
      <style:paragraph-properties fo:break-before="page"/>
      <style:text-properties officeooo:rsid="0008f2d7" officeooo:paragraph-rsid="0008f2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3 MAVX</text:p>
      <text:p text:style-name="Standard">Performance counter stats for './par 4000 128':</text:p>
      <text:p text:style-name="Standard"/>
      <text:p text:style-name="Standard"><text:s text:c="6"/>37769.860397 , <text:s text:c="4"/>task-clock (msec) , <text:s text:c="7"/># <text:s text:c="3"/>7.818 CPUs utilized,</text:p>
      <text:p text:style-name="Standard"><text:s text:c="12"/>33,739 <text:s text:c="3"/>, <text:s/>context-switches <text:s text:c="3"/>, <text:s text:c="5"/># <text:s text:c="3"/>0.893 K/sec,</text:p>
      <text:p text:style-name="Standard"><text:s text:c="15"/>272 <text:s text:c="2"/>, <text:s text:c="2"/>cpu-migrations <text:s text:c="4"/>, <text:s text:c="6"/># <text:s text:c="3"/>0.007 K/sec,</text:p>
      <text:p text:style-name="Standard"><text:s text:c="12"/>54,485 <text:s text:c="5"/>,page-faults <text:s text:c="11"/>, <text:s text:c="2"/># <text:s text:c="3"/>0.001 M/sec,</text:p>
      <text:p text:style-name="Standard"><text:s text:c="4"/>97,266,639,829 <text:s text:c="4"/>, cycles <text:s text:c="8"/>, <text:s text:c="10"/># <text:s text:c="3"/>2.575 GHz <text:s text:c="20"/>[39.98%],</text:p>
      <text:p text:style-name="Standard"><text:s text:c="4"/>58,089,702,514 <text:s text:c="4"/>, stalled-cycles-frontend <text:s/>, # <text:s text:c="2"/>59.72% frontend cycles idle <text:s text:c="3"/>[40.02%],</text:p>
      <text:p text:style-name="Standard"><text:s text:c="4"/>18,015,195,367 <text:s text:c="2"/>, <text:s text:c="2"/>stalled-cycles-backend <text:s text:c="2"/>, # <text:s text:c="2"/>18.52% backend <text:s/>cycles idle <text:s text:c="3"/>[40.05%],</text:p>
      <text:p text:style-name="Standard"><text:s text:c="3"/>129,386,784,516 <text:s text:c="3"/>, <text:s/>instructions <text:s text:c="13"/># <text:s text:c="3"/>1.33 <text:s/>insns per cycle,</text:p>
      <text:p text:style-name="Standard"><text:s text:c="50"/># <text:s text:c="3"/>0.45 <text:s/>stalled cycles per insn [50.09%]</text:p>
      <text:p text:style-name="Standard"><text:s text:c="4"/>13,511,319,224 <text:s text:c="5"/>branches <text:s text:c="17"/># <text:s/>357.728 M/sec <text:s text:c="18"/>[50.09%]</text:p>
      <text:p text:style-name="Standard"><text:s text:c="8"/>55,039,739 <text:s text:c="5"/>branch-misses <text:s text:c="12"/># <text:s text:c="3"/>0.41% of all branches <text:s text:c="8"/>[50.10%]</text:p>
      <text:p text:style-name="Standard"><text:s text:c="4"/>47,752,203,984 <text:s text:c="5"/>L1-dcache-loads <text:s text:c="10"/># 1264.294 M/sec <text:s text:c="18"/>[50.03%]</text:p>
      <text:p text:style-name="Standard"><text:s text:c="5"/>5,257,175,082 <text:s text:c="5"/>L1-dcache-load-misses <text:s text:c="4"/># <text:s text:c="2"/>11.01% of all L1-dcache hits <text:s text:c="2"/>[50.03%]</text:p>
      <text:p text:style-name="Standard"><text:s text:c="7"/>603,348,669 <text:s text:c="5"/>LLC-loads <text:s text:c="16"/># <text:s text:c="2"/>15.974 M/sec <text:s text:c="18"/>[39.97%]</text:p>
      <text:p text:style-name="Standard"><text:s text:c="8"/>46,635,016 <text:s text:c="5"/>LLC-load-misses <text:s text:c="10"/># <text:s text:c="3"/>7.73% of all LL-cache hits <text:s text:c="3"/>[39.96%]</text:p>
      <text:p text:style-name="Standard"/>
      <text:p text:style-name="Standard"><text:s text:c="7"/>4.831301998 seconds time elapsed</text:p>
      <text:p text:style-name="Standard"/>
      <text:p text:style-name="P15">MAVX</text:p>
      <text:p text:style-name="P16"><text:s/>Performance counter stats for './par 4000 128':</text:p>
      <text:p text:style-name="P16"/>
      <text:p text:style-name="P16"><text:s text:c="5"/>889123.779746 <text:s text:c="5"/>task-clock (msec) <text:s text:c="8"/># <text:s text:c="3"/>9.588 CPUs utilized</text:p>
      <text:p text:style-name="P16"><text:s text:c="11"/>146,801 <text:s text:c="5"/>context-switches <text:s text:c="9"/># <text:s text:c="3"/>0.165 K/sec</text:p>
      <text:p text:style-name="P16"><text:s text:c="13"/>1,709 <text:s text:c="5"/>cpu-migrations <text:s text:c="11"/># <text:s text:c="3"/>0.002 K/sec</text:p>
      <text:p text:style-name="P16"><text:s text:c="12"/>54,486 <text:s text:c="5"/>page-faults <text:s text:c="14"/># <text:s text:c="3"/>0.061 K/sec</text:p>
      <text:p text:style-name="P16"><text:s/>2,294,492,901,342 <text:s text:c="5"/>cycles <text:s text:c="19"/># <text:s text:c="3"/>2.581 GHz <text:s text:c="20"/>[39.99%]</text:p>
      <text:p text:style-name="P16"><text:s/>1,359,155,236,897 <text:s text:c="5"/>stalled-cycles-frontend <text:s text:c="2"/># <text:s text:c="2"/>59.24% frontend cycles idle <text:s text:c="3"/>[40.00%]</text:p>
      <text:p text:style-name="P16"><text:s text:c="3"/>264,296,077,390 <text:s text:c="5"/>stalled-cycles-backend <text:s text:c="3"/># <text:s text:c="2"/>11.52% backend <text:s/>cycles idle <text:s text:c="3"/>[40.00%]</text:p>
      <text:p text:style-name="P16"><text:s/>3,527,891,168,609 <text:s text:c="5"/>instructions <text:s text:c="13"/># <text:s text:c="3"/>1.54 <text:s/>insns per cycle</text:p>
      <text:p text:style-name="P16"><text:s text:c="50"/># <text:s text:c="3"/>0.39 <text:s/>stalled cycles per insn [50.00%]</text:p>
      <text:p text:style-name="P16"><text:s text:c="3"/>130,367,777,628 <text:s text:c="5"/>branches <text:s text:c="17"/># <text:s/>146.625 M/sec <text:s text:c="18"/>[50.01%]</text:p>
      <text:p text:style-name="P16"><text:s text:c="7"/>663,793,434 <text:s text:c="5"/>branch-misses <text:s text:c="12"/># <text:s text:c="3"/>0.51% of all branches <text:s text:c="8"/>[50.01%]</text:p>
      <text:p text:style-name="P16"><text:s/>1,667,526,462,172 <text:s text:c="5"/>L1-dcache-loads <text:s text:c="10"/># 1875.472 M/sec <text:s text:c="18"/>[50.00%]</text:p>
      <text:p text:style-name="P16"><text:s text:c="5"/>4,977,421,998 <text:s text:c="5"/>L1-dcache-load-misses <text:s text:c="4"/># <text:s text:c="3"/>0.30% of all L1-dcache hits <text:s text:c="2"/>[50.00%]</text:p>
      <text:p text:style-name="P16"><text:s text:c="7"/>940,225,829 <text:s text:c="5"/>LLC-loads <text:s text:c="16"/># <text:s text:c="3"/>1.057 M/sec <text:s text:c="18"/>[40.00%]</text:p>
      <text:p text:style-name="P16"><text:s text:c="8"/>82,005,860 <text:s text:c="5"/>LLC-load-misses <text:s text:c="10"/># <text:s text:c="3"/>8.72% of all LL-cache hits <text:s text:c="3"/>[40.00%]</text:p>
      <text:p text:style-name="P16"/>
      <text:p text:style-name="P16"><text:s text:c="6"/><text:tab/> seconds time elapsed</text:p>
      <text:p text:style-name="P16"/>
      <text:p text:style-name="P16"/>
      <text:p text:style-name="P17">Tamaños de bloque</text:p>
      <text:p text:style-name="P1">Performance counter stats for './par 4000 64':</text:p>
      <text:p text:style-name="P1"/>
      <text:p text:style-name="P1"><text:s text:c="6"/>45000.284015 <text:s text:c="5"/>task-clock (msec) <text:s text:c="8"/># <text:s text:c="3"/>8.134 CPUs utilized</text:p>
      <text:p text:style-name="P1"><text:s text:c="12"/>33,496 <text:s text:c="5"/>context-switches <text:s text:c="9"/># <text:s text:c="3"/>0.744 K/sec</text:p>
      <text:p text:style-name="P1"><text:s text:c="15"/>182 <text:s text:c="5"/>cpu-migrations <text:s text:c="11"/># <text:s text:c="3"/>0.004 K/sec</text:p>
      <text:p text:style-name="P1"><text:s text:c="12"/>54,146 <text:s text:c="5"/>page-faults <text:s text:c="14"/># <text:s text:c="3"/>0.001 M/sec</text:p>
      <text:p text:style-name="P1"><text:s text:c="3"/>115,934,303,056 <text:s text:c="5"/>cycles <text:s text:c="19"/># <text:s text:c="3"/>2.576 GHz <text:s text:c="20"/>[39.90%]</text:p>
      <text:p text:style-name="P1"><text:s text:c="4"/>61,361,178,613 <text:s text:c="5"/>stalled-cycles-frontend <text:s text:c="2"/># <text:s text:c="2"/>52.93% frontend cycles idle <text:s text:c="3"/>[39.97%]</text:p>
      <text:p text:style-name="P1"><text:s text:c="4"/>15,504,677,958 <text:s text:c="5"/>stalled-cycles-backend <text:s text:c="3"/># <text:s text:c="2"/>13.37% backend <text:s/>cycles idle <text:s text:c="3"/>[40.00%]</text:p>
      <text:p text:style-name="P1"><text:s text:c="3"/>185,859,359,673 <text:s text:c="5"/>instructions <text:s text:c="13"/># <text:s text:c="3"/>1.60 <text:s/>insns per cycle</text:p>
      <text:p text:style-name="P1"><text:s text:c="50"/># <text:s text:c="3"/>0.33 <text:s/>stalled cycles per insn [50.06%]</text:p>
      <text:p text:style-name="P1"><text:s text:c="4"/>18,698,773,844 <text:s text:c="5"/>branches <text:s text:c="17"/># <text:s/>415.526 M/sec <text:s text:c="18"/>[50.10%]</text:p>
      <text:p text:style-name="P1"><text:s text:c="8"/>18,990,413 <text:s text:c="5"/>branch-misses <text:s text:c="12"/># <text:s text:c="3"/>0.10% of all branches <text:s text:c="8"/>[50.12%]</text:p>
      <text:p text:style-name="P1"><text:s text:c="4"/>63,290,479,048 <text:s text:c="5"/>L1-dcache-loads <text:s text:c="10"/># 1406.446 M/sec <text:s text:c="18"/>[50.09%]</text:p>
      <text:p text:style-name="P1"><text:s text:c="5"/>2,300,680,490 <text:s text:c="5"/>L1-dcache-load-misses <text:s text:c="4"/># <text:s text:c="3"/>3.64% of all L1-dcache hits <text:s text:c="2"/>[50.04%]</text:p>
      <text:p text:style-name="P1"><text:s text:c="7"/>135,544,923 <text:s text:c="5"/>LLC-loads <text:s text:c="16"/># <text:s text:c="3"/>3.012 M/sec <text:s text:c="18"/>[39.95%]</text:p>
      <text:p text:style-name="P1"><text:s text:c="8"/>60,492,239 <text:s text:c="5"/>LLC-load-misses <text:s text:c="10"/># <text:s text:c="2"/>44.63% of all LL-cache hits <text:s text:c="3"/>[39.94%]</text:p>
      <text:p text:style-name="P1"/>
      <text:p text:style-name="P1"><text:s text:c="7"/>5.532387232 seconds time elapsed</text:p>
      <text:p text:style-name="P1"/>
      <text:p text:style-name="P1"><text:s/>Performance counter stats for './par 4000 128':</text:p>
      <text:p text:style-name="P1"/>
      <text:p text:style-name="P1"><text:s text:c="6"/>33604.943389 <text:s text:c="5"/>task-clock (msec) <text:s text:c="8"/># <text:s text:c="3"/>7.097 CPUs utilized</text:p>
      <text:p text:style-name="P1"><text:s text:c="12"/>31,937 <text:s text:c="5"/>context-switches <text:s text:c="9"/># <text:s text:c="3"/>0.950 K/sec</text:p>
      <text:p text:style-name="P1"><text:s text:c="15"/>123 <text:s text:c="5"/>cpu-migrations <text:s text:c="11"/># <text:s text:c="3"/>0.004 K/sec</text:p>
      <text:p text:style-name="P1"><text:s text:c="12"/>54,148 <text:s text:c="5"/>page-faults <text:s text:c="14"/># <text:s text:c="3"/>0.002 M/sec</text:p>
      <text:p text:style-name="P1"><text:s text:c="4"/>86,551,598,807 <text:s text:c="5"/>cycles <text:s text:c="19"/># <text:s text:c="3"/>2.576 GHz <text:s text:c="20"/>[39.97%]</text:p>
      <text:p text:style-name="P1"><text:soft-page-break/><text:s text:c="4"/>46,589,432,340 <text:s text:c="5"/>stalled-cycles-frontend <text:s text:c="2"/># <text:s text:c="2"/>53.83% frontend cycles idle <text:s text:c="3"/>[40.00%]</text:p>
      <text:p text:style-name="P1"><text:s text:c="4"/>12,172,563,819 <text:s text:c="5"/>stalled-cycles-backend <text:s text:c="3"/># <text:s text:c="2"/>14.06% backend <text:s/>cycles idle <text:s text:c="3"/>[40.04%]</text:p>
      <text:p text:style-name="P1"><text:s text:c="3"/>129,898,357,497 <text:s text:c="5"/>instructions <text:s text:c="13"/># <text:s text:c="3"/>1.50 <text:s/>insns per cycle</text:p>
      <text:p text:style-name="P1"><text:s text:c="50"/># <text:s text:c="3"/>0.36 <text:s/>stalled cycles per insn [50.05%]</text:p>
      <text:p text:style-name="P1"><text:s text:c="4"/>13,463,718,090 <text:s text:c="5"/>branches <text:s text:c="17"/># <text:s/>400.647 M/sec <text:s text:c="18"/>[50.03%]</text:p>
      <text:p text:style-name="P1"><text:s text:c="9"/>7,148,357 <text:s text:c="5"/>branch-misses <text:s text:c="12"/># <text:s text:c="3"/>0.05% of all branches <text:s text:c="8"/>[50.04%]</text:p>
      <text:p text:style-name="P1"><text:s text:c="4"/>47,761,963,302 <text:s text:c="5"/>L1-dcache-loads <text:s text:c="10"/># 1421.278 M/sec <text:s text:c="18"/>[50.04%]</text:p>
      <text:p text:style-name="P1"><text:s text:c="5"/>5,162,470,710 <text:s text:c="5"/>L1-dcache-load-misses <text:s text:c="4"/># <text:s text:c="2"/>10.81% of all L1-dcache hits <text:s text:c="2"/>[50.02%]</text:p>
      <text:p text:style-name="P1"><text:s text:c="7"/>192,033,070 <text:s text:c="5"/>LLC-loads <text:s text:c="16"/># <text:s text:c="3"/>5.714 M/sec <text:s text:c="18"/>[40.02%]</text:p>
      <text:p text:style-name="P1"><text:s text:c="8"/>25,937,512 <text:s text:c="5"/>LLC-load-misses <text:s text:c="10"/># <text:s text:c="2"/>13.51% of all LL-cache hits <text:s text:c="3"/>[39.99%]</text:p>
      <text:p text:style-name="P1"/>
      <text:p text:style-name="P1"><text:s text:c="7"/>4.735305640 seconds time elapsed</text:p>
      <text:p text:style-name="P1">Performance counter stats for './par 4000 256':</text:p>
      <text:p text:style-name="P1"/>
      <text:p text:style-name="P1"><text:s text:c="6"/>30780.891383 <text:s text:c="5"/>task-clock (msec) <text:s text:c="8"/># <text:s text:c="3"/>5.719 CPUs utilized</text:p>
      <text:p text:style-name="P1"><text:s text:c="12"/>31,484 <text:s text:c="5"/>context-switches <text:s text:c="9"/># <text:s text:c="3"/>0.001 M/sec</text:p>
      <text:p text:style-name="P1"><text:s text:c="16"/>88 <text:s text:c="5"/>cpu-migrations <text:s text:c="11"/># <text:s text:c="3"/>0.003 K/sec</text:p>
      <text:p text:style-name="P1"><text:s text:c="12"/>54,144 <text:s text:c="5"/>page-faults <text:s text:c="14"/># <text:s text:c="3"/>0.002 M/sec</text:p>
      <text:p text:style-name="P1"><text:s text:c="4"/>79,282,428,214 <text:s text:c="5"/>cycles <text:s text:c="19"/># <text:s text:c="3"/>2.576 GHz <text:s text:c="20"/>[40.00%]</text:p>
      <text:p text:style-name="P1"><text:s text:c="4"/>46,449,905,040 <text:s text:c="5"/>stalled-cycles-frontend <text:s text:c="2"/># <text:s text:c="2"/>58.59% frontend cycles idle <text:s text:c="3"/>[40.02%]</text:p>
      <text:p text:style-name="P1"><text:s text:c="4"/>16,484,767,556 <text:s text:c="5"/>stalled-cycles-backend <text:s text:c="3"/># <text:s text:c="2"/>20.79% backend <text:s/>cycles idle <text:s text:c="3"/>[40.04%]</text:p>
      <text:p text:style-name="P1"><text:s text:c="3"/>101,204,454,794 <text:s text:c="5"/>instructions <text:s text:c="13"/># <text:s text:c="3"/>1.28 <text:s/>insns per cycle</text:p>
      <text:p text:style-name="P1"><text:s text:c="50"/># <text:s text:c="3"/>0.46 <text:s/>stalled cycles per insn [50.06%]</text:p>
      <text:p text:style-name="P1"><text:s text:c="4"/>10,777,966,699 <text:s text:c="5"/>branches <text:s text:c="17"/># <text:s/>350.151 M/sec <text:s text:c="18"/>[50.03%]</text:p>
      <text:p text:style-name="P1"><text:s text:c="8"/>20,149,696 <text:s text:c="5"/>branch-misses <text:s text:c="12"/># <text:s text:c="3"/>0.19% of all branches <text:s text:c="8"/>[50.05%]</text:p>
      <text:p text:style-name="P1"><text:s text:c="4"/>39,700,830,952 <text:s text:c="5"/>L1-dcache-loads <text:s text:c="10"/># 1289.788 M/sec <text:s text:c="18"/>[50.01%]</text:p>
      <text:p text:style-name="P1"><text:s text:c="5"/>4,699,649,466 <text:s text:c="5"/>L1-dcache-load-misses <text:s text:c="4"/># <text:s text:c="2"/>11.84% of all L1-dcache hits <text:s text:c="2"/>[50.04%]</text:p>
      <text:p text:style-name="P1"><text:s text:c="5"/>2,669,072,176 <text:s text:c="5"/>LLC-loads <text:s text:c="16"/># <text:s text:c="2"/>86.712 M/sec <text:s text:c="18"/>[39.98%]</text:p>
      <text:p text:style-name="P1"><text:s text:c="8"/>26,279,477 <text:s text:c="5"/>LLC-load-misses <text:s text:c="10"/># <text:s text:c="3"/>0.98% of all LL-cache hits <text:s text:c="3"/>[39.99%]</text:p>
      <text:p text:style-name="P1"><text:soft-page-break/></text:p>
      <text:p text:style-name="P1"><text:s text:c="7"/>5.381800739 seconds time elapsed</text:p>
      <text:p text:style-name="P1"><text:s/>Performance counter stats for './par 4000 178':</text:p>
      <text:p text:style-name="P1"/>
      <text:p text:style-name="P1"><text:s text:c="6"/>32228.026977 <text:s text:c="5"/>task-clock (msec) <text:s text:c="8"/># <text:s text:c="3"/>7.713 CPUs utilized</text:p>
      <text:p text:style-name="P1"><text:s text:c="12"/>31,920 <text:s text:c="5"/>context-switches <text:s text:c="9"/># <text:s text:c="3"/>0.990 K/sec</text:p>
      <text:p text:style-name="P1"><text:s text:c="15"/>109 <text:s text:c="5"/>cpu-migrations <text:s text:c="11"/># <text:s text:c="3"/>0.003 K/sec</text:p>
      <text:p text:style-name="P1"><text:s text:c="12"/>54,142 <text:s text:c="5"/>page-faults <text:s text:c="14"/># <text:s text:c="3"/>0.002 M/sec</text:p>
      <text:p text:style-name="P1"><text:s text:c="4"/>82,980,663,080 <text:s text:c="5"/>cycles <text:s text:c="19"/># <text:s text:c="3"/>2.575 GHz <text:s text:c="20"/>[40.00%]</text:p>
      <text:p text:style-name="P1"><text:s text:c="4"/>45,519,542,156 <text:s text:c="5"/>stalled-cycles-frontend <text:s text:c="2"/># <text:s text:c="2"/>54.86% frontend cycles idle <text:s text:c="3"/>[40.03%]</text:p>
      <text:p text:style-name="P1"><text:s text:c="4"/>13,147,331,343 <text:s text:c="5"/>stalled-cycles-backend <text:s text:c="3"/># <text:s text:c="2"/>15.84% backend <text:s/>cycles idle <text:s text:c="3"/>[39.99%]</text:p>
      <text:p text:style-name="P1"><text:s text:c="3"/>119,736,088,451 <text:s text:c="5"/>instructions <text:s text:c="13"/># <text:s text:c="3"/>1.44 <text:s/>insns per cycle</text:p>
      <text:p text:style-name="P1"><text:s text:c="50"/># <text:s text:c="3"/>0.38 <text:s/>stalled cycles per insn [50.00%]</text:p>
      <text:p text:style-name="P1"><text:s text:c="4"/>12,590,034,534 <text:s text:c="5"/>branches <text:s text:c="17"/># <text:s/>390.655 M/sec <text:s text:c="18"/>[50.01%]</text:p>
      <text:p text:style-name="P1"><text:s text:c="9"/>5,253,198 <text:s text:c="5"/>branch-misses <text:s text:c="12"/># <text:s text:c="3"/>0.04% of all branches <text:s text:c="8"/>[50.06%]</text:p>
      <text:p text:style-name="P1"><text:s text:c="4"/>45,367,190,854 <text:s text:c="5"/>L1-dcache-loads <text:s text:c="10"/># 1407.694 M/sec <text:s text:c="18"/>[50.03%]</text:p>
      <text:p text:style-name="P1"><text:s text:c="5"/>4,942,179,831 <text:s text:c="5"/>L1-dcache-load-misses <text:s text:c="4"/># <text:s text:c="2"/>10.89% of all L1-dcache hits <text:s text:c="2"/>[50.03%]</text:p>
      <text:p text:style-name="P1"><text:s text:c="7"/>667,345,413 <text:s text:c="5"/>LLC-loads <text:s text:c="16"/># <text:s text:c="2"/>20.707 M/sec <text:s text:c="18"/>[40.01%]</text:p>
      <text:p text:style-name="P1"><text:s text:c="8"/>24,729,177 <text:s text:c="5"/>LLC-load-misses <text:s text:c="10"/># <text:s text:c="3"/>3.71% of all LL-cache hits <text:s text:c="3"/>[40.00%]</text:p>
      <text:p text:style-name="P1"/>
      <text:p text:style-name="P1"><text:s text:c="7"/>4.178409048 seconds time elapsed</text:p>
      <text:p text:style-name="P1"/>
      <text:p text:style-name="P1"><text:s/>Performance counter stats for './par 4000 200':</text:p>
      <text:p text:style-name="P1"/>
      <text:p text:style-name="P1"><text:s text:c="6"/>32093.567308 <text:s text:c="5"/>task-clock (msec) <text:s text:c="8"/># <text:s text:c="3"/>6.706 CPUs utilized</text:p>
      <text:p text:style-name="P1"><text:s text:c="12"/>31,747 <text:s text:c="5"/>context-switches <text:s text:c="9"/># <text:s text:c="3"/>0.989 K/sec</text:p>
      <text:p text:style-name="P1"><text:s text:c="15"/>102 <text:s text:c="5"/>cpu-migrations <text:s text:c="11"/># <text:s text:c="3"/>0.003 K/sec</text:p>
      <text:p text:style-name="P1"><text:s text:c="12"/>54,142 <text:s text:c="5"/>page-faults <text:s text:c="14"/># <text:s text:c="3"/>0.002 M/sec</text:p>
      <text:p text:style-name="P1"><text:s text:c="4"/>82,617,702,486 <text:s text:c="5"/>cycles <text:s text:c="19"/># <text:s text:c="3"/>2.574 GHz <text:s text:c="20"/>[40.00%]</text:p>
      <text:p text:style-name="P1"><text:soft-page-break/><text:s text:c="4"/>48,173,322,770 <text:s text:c="5"/>stalled-cycles-frontend <text:s text:c="2"/># <text:s text:c="2"/>58.31% frontend cycles idle <text:s text:c="3"/>[39.97%]</text:p>
      <text:p text:style-name="P1"><text:s text:c="4"/>16,009,164,332 <text:s text:c="5"/>stalled-cycles-backend <text:s text:c="3"/># <text:s text:c="2"/>19.38% backend <text:s/>cycles idle <text:s text:c="3"/>[39.98%]</text:p>
      <text:p text:style-name="P1"><text:s text:c="3"/>108,409,922,009 <text:s text:c="5"/>instructions <text:s text:c="13"/># <text:s text:c="3"/>1.31 <text:s/>insns per cycle</text:p>
      <text:p text:style-name="P1"><text:s text:c="50"/># <text:s text:c="3"/>0.44 <text:s/>stalled cycles per insn [50.02%]</text:p>
      <text:p text:style-name="P1"><text:s text:c="4"/>11,450,776,556 <text:s text:c="5"/>branches <text:s text:c="17"/># <text:s/>356.794 M/sec <text:s text:c="18"/>[50.02%]</text:p>
      <text:p text:style-name="P1"><text:s text:c="9"/>4,370,140 <text:s text:c="5"/>branch-misses <text:s text:c="12"/># <text:s text:c="3"/>0.04% of all branches <text:s text:c="8"/>[50.07%]</text:p>
      <text:p text:style-name="P1"><text:s text:c="4"/>41,737,625,864 <text:s text:c="5"/>L1-dcache-loads <text:s text:c="10"/># 1300.498 M/sec <text:s text:c="18"/>[50.06%]</text:p>
      <text:p text:style-name="P1"><text:s text:c="5"/>4,825,404,134 <text:s text:c="5"/>L1-dcache-load-misses <text:s text:c="4"/># <text:s text:c="2"/>11.56% of all L1-dcache hits <text:s text:c="2"/>[50.06%]</text:p>
      <text:p text:style-name="P1"><text:s text:c="5"/>1,597,788,283 <text:s text:c="5"/>LLC-loads <text:s text:c="16"/># <text:s text:c="2"/>49.785 M/sec <text:s text:c="18"/>[40.00%]</text:p>
      <text:p text:style-name="P1"><text:s text:c="8"/>21,818,380 <text:s text:c="5"/>LLC-load-misses <text:s text:c="10"/># <text:s text:c="3"/>1.37% of all LL-cache hits <text:s text:c="3"/>[40.01%]</text:p>
      <text:p text:style-name="P1"/>
      <text:p text:style-name="P1"><text:s text:c="7"/>4.786040667 seconds time elapsed</text:p>
      <text:p text:style-name="P1">[acolaz@pulqui Tfinal]$ perf stat -d ./par 4000 150</text:p>
      <text:p text:style-name="P1">5.741761,</text:p>
      <text:p text:style-name="P1"><text:s/>Performance counter stats for './par 4000 150':</text:p>
      <text:p text:style-name="P1"/>
      <text:p text:style-name="P1"><text:s text:c="6"/>33008.104976 <text:s text:c="5"/>task-clock (msec) <text:s text:c="8"/># <text:s text:c="3"/>5.746 CPUs utilized</text:p>
      <text:p text:style-name="P1"><text:s text:c="12"/>31,981 <text:s text:c="5"/>context-switches <text:s text:c="9"/># <text:s text:c="3"/>0.969 K/sec</text:p>
      <text:p text:style-name="P1"><text:s text:c="15"/>144 <text:s text:c="5"/>cpu-migrations <text:s text:c="11"/># <text:s text:c="3"/>0.004 K/sec</text:p>
      <text:p text:style-name="P1"><text:s text:c="12"/>54,140 <text:s text:c="5"/>page-faults <text:s text:c="14"/># <text:s text:c="3"/>0.002 M/sec</text:p>
      <text:p text:style-name="P1"><text:s text:c="4"/>85,038,730,652 <text:s text:c="5"/>cycles <text:s text:c="19"/># <text:s text:c="3"/>2.576 GHz <text:s text:c="20"/>[39.93%]</text:p>
      <text:p text:style-name="P1"><text:s text:c="4"/>45,541,368,805 <text:s text:c="5"/>stalled-cycles-frontend <text:s text:c="2"/># <text:s text:c="2"/>53.55% frontend cycles idle <text:s text:c="3"/>[39.92%]</text:p>
      <text:p text:style-name="P1"><text:s text:c="4"/>11,995,369,611 <text:s text:c="5"/>stalled-cycles-backend <text:s text:c="3"/># <text:s text:c="2"/>14.11% backend <text:s/>cycles idle <text:s text:c="3"/>[39.93%]</text:p>
      <text:p text:style-name="P1"><text:s text:c="3"/>127,813,892,029 <text:s text:c="5"/>instructions <text:s text:c="13"/># <text:s text:c="3"/>1.50 <text:s/>insns per cycle</text:p>
      <text:p text:style-name="P1"><text:s text:c="50"/># <text:s text:c="3"/>0.36 <text:s/>stalled cycles per insn [49.99%]</text:p>
      <text:p text:style-name="P1"><text:s text:c="4"/>13,362,808,596 <text:s text:c="5"/>branches <text:s text:c="17"/># <text:s/>404.834 M/sec <text:s text:c="18"/>[50.01%]</text:p>
      <text:p text:style-name="P1"><text:s text:c="9"/>6,375,608 <text:s text:c="5"/>branch-misses <text:s text:c="12"/># <text:s text:c="3"/>0.05% of all branches <text:s text:c="8"/>[50.06%]</text:p>
      <text:p text:style-name="P1"><text:s text:c="4"/>47,724,228,752 <text:s text:c="5"/>L1-dcache-loads <text:s text:c="10"/># 1445.834 M/sec <text:s text:c="18"/>[50.11%]</text:p>
      <text:p text:style-name="P1"><text:s text:c="5"/>5,077,919,483 <text:s text:c="5"/>L1-dcache-load-misses <text:s text:c="4"/># <text:s text:c="2"/>10.64% of all L1-dcache hits <text:s text:c="2"/>[50.11%]</text:p>
      <text:p text:style-name="P1"><text:soft-page-break/><text:s text:c="7"/>354,218,711 <text:s text:c="5"/>LLC-loads <text:s text:c="16"/># <text:s text:c="2"/>10.731 M/sec <text:s text:c="18"/>[40.04%]</text:p>
      <text:p text:style-name="P1"><text:s text:c="8"/>25,842,008 <text:s text:c="5"/>LLC-load-misses <text:s text:c="10"/># <text:s text:c="3"/>7.30% of all LL-cache hits <text:s text:c="3"/>[40.01%]</text:p>
      <text:p text:style-name="P1"/>
      <text:p text:style-name="P1"><text:s text:c="7"/>5.744814441 seconds time elapsed</text:p>
      <text:p text:style-name="P1"><text:s/>Performance counter stats for './par 4000 168':</text:p>
      <text:p text:style-name="P1"/>
      <text:p text:style-name="P1"><text:s text:c="6"/>31032.333854 <text:s text:c="5"/>task-clock (msec) <text:s text:c="8"/># <text:s text:c="3"/>7.712 CPUs utilized</text:p>
      <text:p text:style-name="P1"><text:s text:c="12"/>31,688 <text:s text:c="5"/>context-switches <text:s text:c="9"/># <text:s text:c="3"/>0.001 M/sec</text:p>
      <text:p text:style-name="P1"><text:s text:c="15"/>133 <text:s text:c="5"/>cpu-migrations <text:s text:c="11"/># <text:s text:c="3"/>0.004 K/sec</text:p>
      <text:p text:style-name="P1"><text:s text:c="12"/>54,142 <text:s text:c="5"/>page-faults <text:s text:c="14"/># <text:s text:c="3"/>0.002 M/sec</text:p>
      <text:p text:style-name="P1"><text:s text:c="4"/>79,935,103,666 <text:s text:c="5"/>cycles <text:s text:c="19"/># <text:s text:c="3"/>2.576 GHz <text:s text:c="20"/>[39.95%]</text:p>
      <text:p text:style-name="P1"><text:s text:c="4"/>43,427,126,651 <text:s text:c="5"/>stalled-cycles-frontend <text:s text:c="2"/># <text:s text:c="2"/>54.33% frontend cycles idle <text:s text:c="3"/>[39.90%]</text:p>
      <text:p text:style-name="P1"><text:s text:c="4"/>12,268,067,182 <text:s text:c="5"/>stalled-cycles-backend <text:s text:c="3"/># <text:s text:c="2"/>15.35% backend <text:s/>cycles idle <text:s text:c="3"/>[39.92%]</text:p>
      <text:p text:style-name="P1"><text:s text:c="3"/>115,694,533,691 <text:s text:c="5"/>instructions <text:s text:c="13"/># <text:s text:c="3"/>1.45 <text:s/>insns per cycle</text:p>
      <text:p text:style-name="P1"><text:s text:c="50"/># <text:s text:c="3"/>0.38 <text:s/>stalled cycles per insn [49.93%]</text:p>
      <text:p text:style-name="P1"><text:s text:c="4"/>12,131,972,891 <text:s text:c="5"/>branches <text:s text:c="17"/># <text:s/>390.946 M/sec <text:s text:c="18"/>[49.94%]</text:p>
      <text:p text:style-name="P1"><text:s text:c="9"/>5,347,907 <text:s text:c="5"/>branch-misses <text:s text:c="12"/># <text:s text:c="3"/>0.04% of all branches <text:s text:c="8"/>[50.05%]</text:p>
      <text:p text:style-name="P1"><text:s text:c="4"/>43,726,725,317 <text:s text:c="5"/>L1-dcache-loads <text:s text:c="10"/># 1409.070 M/sec <text:s text:c="18"/>[50.10%]</text:p>
      <text:p text:style-name="P1"><text:s text:c="5"/>4,980,165,766 <text:s text:c="5"/>L1-dcache-load-misses <text:s text:c="4"/># <text:s text:c="2"/>11.39% of all L1-dcache hits <text:s text:c="2"/>[50.14%]</text:p>
      <text:p text:style-name="P1"><text:s text:c="7"/>447,395,281 <text:s text:c="5"/>LLC-loads <text:s text:c="16"/># <text:s text:c="2"/>14.417 M/sec <text:s text:c="18"/>[40.10%]</text:p>
      <text:p text:style-name="P1"><text:s text:c="8"/>27,622,501 <text:s text:c="5"/>LLC-load-misses <text:s text:c="10"/># <text:s text:c="3"/>6.17% of all LL-cache hits <text:s text:c="3"/>[40.05%]</text:p>
      <text:p text:style-name="P1"/>
      <text:p text:style-name="P1"><text:s text:c="7"/>4.024056445 seconds time elapsed</text:p>
      <text:p text:style-name="P1"><text:s/>Performance counter stats for './par 4000 120':</text:p>
      <text:p text:style-name="P1"/>
      <text:p text:style-name="P1"><text:s text:c="6"/>34109.262467 <text:s text:c="5"/>task-clock (msec) <text:s text:c="8"/># <text:s text:c="3"/>7.485 CPUs utilized</text:p>
      <text:p text:style-name="P1"><text:s text:c="12"/>32,058 <text:s text:c="5"/>context-switches <text:s text:c="9"/># <text:s text:c="3"/>0.940 K/sec</text:p>
      <text:p text:style-name="P1"><text:s text:c="15"/>123 <text:s text:c="5"/>cpu-migrations <text:s text:c="11"/># <text:s text:c="3"/>0.004 K/sec</text:p>
      <text:p text:style-name="P1"><text:s text:c="12"/>54,151 <text:s text:c="5"/>page-faults <text:s text:c="14"/># <text:s text:c="3"/>0.002 M/sec</text:p>
      <text:p text:style-name="P1"><text:soft-page-break/><text:s text:c="4"/>87,863,094,547 <text:s text:c="5"/>cycles <text:s text:c="19"/># <text:s text:c="3"/>2.576 GHz <text:s text:c="20"/>[40.04%]</text:p>
      <text:p text:style-name="P1"><text:s text:c="4"/>46,911,428,657 <text:s text:c="5"/>stalled-cycles-frontend <text:s text:c="2"/># <text:s text:c="2"/>53.39% frontend cycles idle <text:s text:c="3"/>[40.03%]</text:p>
      <text:p text:style-name="P1"><text:s text:c="4"/>11,935,172,947 <text:s text:c="5"/>stalled-cycles-backend <text:s text:c="3"/># <text:s text:c="2"/>13.58% backend <text:s/>cycles idle <text:s text:c="3"/>[40.03%]</text:p>
      <text:p text:style-name="P1"><text:s text:c="3"/>133,471,185,999 <text:s text:c="5"/>instructions <text:s text:c="13"/># <text:s text:c="3"/>1.52 <text:s/>insns per cycle</text:p>
      <text:p text:style-name="P1"><text:s text:c="50"/># <text:s text:c="3"/>0.35 <text:s/>stalled cycles per insn [50.03%]</text:p>
      <text:p text:style-name="P1"><text:s text:c="4"/>13,793,361,508 <text:s text:c="5"/>branches <text:s text:c="17"/># <text:s/>404.388 M/sec <text:s text:c="18"/>[49.96%]</text:p>
      <text:p text:style-name="P1"><text:s text:c="9"/>7,610,786 <text:s text:c="5"/>branch-misses <text:s text:c="12"/># <text:s text:c="3"/>0.06% of all branches <text:s text:c="8"/>[49.99%]</text:p>
      <text:p text:style-name="P1"><text:s text:c="4"/>48,733,352,829 <text:s text:c="5"/>L1-dcache-loads <text:s text:c="10"/># 1428.742 M/sec <text:s text:c="18"/>[49.97%]</text:p>
      <text:p text:style-name="P1"><text:s text:c="5"/>5,235,682,169 <text:s text:c="5"/>L1-dcache-load-misses <text:s text:c="4"/># <text:s text:c="2"/>10.74% of all L1-dcache hits <text:s text:c="2"/>[50.01%]</text:p>
      <text:p text:style-name="P1"><text:s text:c="7"/>140,555,267 <text:s text:c="5"/>LLC-loads <text:s text:c="16"/># <text:s text:c="3"/>4.121 M/sec <text:s text:c="18"/>[40.05%]</text:p>
      <text:p text:style-name="P1"><text:s text:c="8"/>27,263,715 <text:s text:c="5"/>LLC-load-misses <text:s text:c="10"/># <text:s text:c="2"/>19.40% of all LL-cache hits <text:s text:c="3"/>[40.07%]</text:p>
      <text:p text:style-name="P1"/>
      <text:p text:style-name="P1"><text:s text:c="7"/>4.556745090 seconds time elapsed</text:p>
      <text:p text:style-name="P17">Afinidades</text:p>
      <text:p text:style-name="P10">4000-128-o3-mavx</text:p>
      <text:p text:style-name="P2">sockets true</text:p>
      <text:p text:style-name="P1"><text:s/>Performance counter stats for './par 4000 128':</text:p>
      <text:p text:style-name="P1"/>
      <text:p text:style-name="P1"><text:s text:c="6"/>39712.228376 <text:s text:c="5"/>task-clock (msec) <text:s text:c="8"/># <text:s text:c="3"/>7.789 CPUs utilized</text:p>
      <text:p text:style-name="P1"><text:s text:c="12"/>35,112 <text:s text:c="5"/>context-switches <text:s text:c="9"/># <text:s text:c="3"/>0.884 K/sec</text:p>
      <text:p text:style-name="P1"><text:s text:c="15"/>102 <text:s text:c="5"/>cpu-migrations <text:s text:c="11"/># <text:s text:c="3"/>0.003 K/sec</text:p>
      <text:p text:style-name="P1"><text:s text:c="12"/>54,509 <text:s text:c="5"/>page-faults <text:s text:c="14"/># <text:s text:c="3"/>0.001 M/sec</text:p>
      <text:p text:style-name="P1"><text:s text:c="3"/>102,273,174,923 <text:s text:c="5"/>cycles <text:s text:c="19"/># <text:s text:c="3"/>2.575 GHz <text:s text:c="20"/>[39.97%]</text:p>
      <text:p text:style-name="P1"><text:s text:c="4"/>62,909,400,063 <text:s text:c="5"/>stalled-cycles-frontend <text:s text:c="2"/># <text:s text:c="2"/>61.51% frontend cycles idle <text:s text:c="3"/>[39.94%]</text:p>
      <text:p text:style-name="P1"><text:s text:c="4"/>20,028,994,410 <text:s text:c="5"/>stalled-cycles-backend <text:s text:c="3"/># <text:s text:c="2"/>19.58% backend <text:s/>cycles idle <text:s text:c="3"/>[39.98%]</text:p>
      <text:p text:style-name="P1"><text:s text:c="3"/>130,445,168,484 <text:s text:c="5"/>instructions <text:s text:c="13"/># <text:s text:c="3"/>1.28 <text:s/>insns per cycle</text:p>
      <text:p text:style-name="P1"><text:s text:c="50"/># <text:s text:c="3"/>0.48 <text:s/>stalled cycles per insn [50.02%]</text:p>
      <text:p text:style-name="P1"><text:s text:c="4"/>13,585,513,390 <text:s text:c="5"/>branches <text:s text:c="17"/># <text:s/>342.099 M/sec <text:s text:c="18"/>[50.05%]</text:p>
      <text:p text:style-name="P1"><text:s text:c="8"/>48,982,774 <text:s text:c="5"/>branch-misses <text:s text:c="12"/># <text:s text:c="3"/>0.36% of all branches <text:s text:c="8"/>[50.11%]</text:p>
      <text:p text:style-name="P1"><text:s text:c="4"/>47,508,806,486 <text:s text:c="5"/>L1-dcache-loads <text:s text:c="10"/># 1196.327 M/sec <text:s text:c="18"/>[50.12%]</text:p>
      <text:p text:style-name="P1"><text:s text:c="5"/>5,214,772,125 <text:s text:c="5"/>L1-dcache-load-misses <text:s text:c="4"/># <text:s text:c="2"/>10.98% of all L1-dcache hits <text:s text:c="2"/>[50.08%]</text:p>
      <text:p text:style-name="P1"><text:s text:c="7"/>924,332,146 <text:s text:c="5"/>LLC-loads <text:s text:c="16"/># <text:s text:c="2"/>23.276 M/sec <text:s text:c="18"/>[40.02%]</text:p>
      <text:p text:style-name="P1"><text:s text:c="8"/>43,326,219 <text:s text:c="5"/>LLC-load-misses <text:s text:c="10"/># <text:s text:c="3"/>4.69% of all LL-cache hits <text:s text:c="3"/>[39.98%]</text:p>
      <text:p text:style-name="P1"/>
      <text:p text:style-name="P1"><text:s text:c="7"/>5.098789099 seconds time elapsed</text:p>
      <text:p text:style-name="P2">cores close</text:p>
      <text:p text:style-name="P7"><text:s/>Performance counter stats for './par 4000 128':</text:p>
      <text:p text:style-name="P7"/>
      <text:p text:style-name="P7"><text:s text:c="6"/>40848.049995 <text:s text:c="5"/>task-clock (msec) <text:s text:c="8"/># <text:s text:c="3"/>8.229 CPUs utilized</text:p>
      <text:p text:style-name="P7"><text:s text:c="12"/>35,288 <text:s text:c="5"/>context-switches <text:s text:c="9"/># <text:s text:c="3"/>0.864 K/sec</text:p>
      <text:p text:style-name="P7"><text:s text:c="16"/>76 <text:s text:c="5"/>cpu-migrations <text:s text:c="11"/># <text:s text:c="3"/>0.002 K/sec</text:p>
      <text:p text:style-name="P7"><text:soft-page-break/><text:s text:c="12"/>54,504 <text:s text:c="5"/>page-faults <text:s text:c="14"/># <text:s text:c="3"/>0.001 M/sec</text:p>
      <text:p text:style-name="P7"><text:s text:c="3"/>105,155,776,461 <text:s text:c="5"/>cycles <text:s text:c="19"/># <text:s text:c="3"/>2.574 GHz <text:s text:c="20"/>[39.95%]</text:p>
      <text:p text:style-name="P7"><text:s text:c="4"/>66,338,359,289 <text:s text:c="5"/>stalled-cycles-frontend <text:s text:c="2"/># <text:s text:c="2"/>63.09% frontend cycles idle <text:s text:c="3"/>[39.91%]</text:p>
      <text:p text:style-name="P7"><text:s text:c="4"/>21,233,901,656 <text:s text:c="5"/>stalled-cycles-backend <text:s text:c="3"/># <text:s text:c="2"/>20.19% backend <text:s/>cycles idle <text:s text:c="3"/>[39.96%]</text:p>
      <text:p text:style-name="P7"><text:s text:c="3"/>130,373,452,297 <text:s text:c="5"/>instructions <text:s text:c="13"/># <text:s text:c="3"/>1.24 <text:s/>insns per cycle</text:p>
      <text:p text:style-name="P7"><text:s text:c="50"/># <text:s text:c="3"/>0.51 <text:s/>stalled cycles per insn [49.99%]</text:p>
      <text:p text:style-name="P7"><text:s text:c="4"/>13,610,036,419 <text:s text:c="5"/>branches <text:s text:c="17"/># <text:s/>333.187 M/sec <text:s text:c="18"/>[50.04%]</text:p>
      <text:p text:style-name="P7"><text:s text:c="8"/>68,397,088 <text:s text:c="5"/>branch-misses <text:s text:c="12"/># <text:s text:c="3"/>0.50% of all branches <text:s text:c="8"/>[50.09%]</text:p>
      <text:p text:style-name="P7"><text:s text:c="4"/>47,619,021,230 <text:s text:c="5"/>L1-dcache-loads <text:s text:c="10"/># 1165.760 M/sec <text:s text:c="18"/>[50.13%]</text:p>
      <text:p text:style-name="P7"><text:s text:c="5"/>5,288,910,097 <text:s text:c="5"/>L1-dcache-load-misses <text:s text:c="4"/># <text:s text:c="2"/>11.11% of all L1-dcache hits <text:s text:c="2"/>[50.10%]</text:p>
      <text:p text:style-name="P7"><text:s text:c="7"/>710,969,394 <text:s text:c="5"/>LLC-loads <text:s text:c="16"/># <text:s text:c="2"/>17.405 M/sec <text:s text:c="18"/>[40.05%]</text:p>
      <text:p text:style-name="P7"><text:s text:c="8"/>46,373,470 <text:s text:c="5"/>LLC-load-misses <text:s text:c="10"/># <text:s text:c="3"/>6.52% of all LL-cache hits <text:s text:c="3"/>[40.00%]</text:p>
      <text:p text:style-name="P7"/>
      <text:p text:style-name="P7"><text:s text:c="7"/>4.963882416 seconds time elapsed</text:p>
      <text:p text:style-name="P2">false</text:p>
      <text:p text:style-name="P7"><text:s/>Performance counter stats for './par 4000 128':</text:p>
      <text:p text:style-name="P7"/>
      <text:p text:style-name="P7"><text:s text:c="6"/>38001.365323 <text:s text:c="5"/>task-clock (msec) <text:s text:c="8"/># <text:s text:c="3"/>7.575 CPUs utilized</text:p>
      <text:p text:style-name="P7"><text:s text:c="12"/>34,102 <text:s text:c="5"/>context-switches <text:s text:c="9"/># <text:s text:c="3"/>0.897 K/sec</text:p>
      <text:p text:style-name="P7"><text:s text:c="15"/>374 <text:s text:c="5"/>cpu-migrations <text:s text:c="11"/># <text:s text:c="3"/>0.010 K/sec</text:p>
      <text:p text:style-name="P7"><text:s text:c="12"/>54,491 <text:s text:c="5"/>page-faults <text:s text:c="14"/># <text:s text:c="3"/>0.001 M/sec</text:p>
      <text:p text:style-name="P7"><text:s text:c="4"/>97,904,677,603 <text:s text:c="5"/>cycles <text:s text:c="19"/># <text:s text:c="3"/>2.576 GHz <text:s text:c="20"/>[39.88%]</text:p>
      <text:p text:style-name="P7"><text:s text:c="4"/>58,069,806,883 <text:s text:c="5"/>stalled-cycles-frontend <text:s text:c="2"/># <text:s text:c="2"/>59.31% frontend cycles idle <text:s text:c="3"/>[39.91%]</text:p>
      <text:p text:style-name="P7"><text:s text:c="4"/>18,355,711,080 <text:s text:c="5"/>stalled-cycles-backend <text:s text:c="3"/># <text:s text:c="2"/>18.75% backend <text:s/>cycles idle <text:s text:c="3"/>[40.00%]</text:p>
      <text:p text:style-name="P7"><text:s text:c="3"/>130,898,889,874 <text:s text:c="5"/>instructions <text:s text:c="13"/># <text:s text:c="3"/>1.34 <text:s/>insns per cycle</text:p>
      <text:p text:style-name="P7"><text:s text:c="50"/># <text:s text:c="3"/>0.44 <text:s/>stalled cycles per insn [50.08%]</text:p>
      <text:p text:style-name="P7"><text:s text:c="4"/>13,607,903,624 <text:s text:c="5"/>branches <text:s text:c="17"/># <text:s/>358.090 M/sec <text:s text:c="18"/>[50.16%]</text:p>
      <text:p text:style-name="P7"><text:s text:c="8"/>34,694,600 <text:s text:c="5"/>branch-misses <text:s text:c="12"/># <text:s text:c="3"/>0.25% of all branches <text:s text:c="8"/>[50.18%]</text:p>
      <text:p text:style-name="P7"><text:s text:c="4"/>47,502,541,578 <text:s text:c="5"/>L1-dcache-loads <text:s text:c="10"/># 1250.022 M/sec <text:s text:c="18"/>[50.17%]</text:p>
      <text:p text:style-name="P7"><text:soft-page-break/><text:s text:c="5"/>5,152,266,750 <text:s text:c="5"/>L1-dcache-load-misses <text:s text:c="4"/># <text:s text:c="2"/>10.85% of all L1-dcache hits <text:s text:c="2"/>[50.12%]</text:p>
      <text:p text:style-name="P7"><text:s text:c="5"/>1,117,533,022 <text:s text:c="5"/>LLC-loads <text:s text:c="16"/># <text:s text:c="2"/>29.408 M/sec <text:s text:c="18"/>[39.94%]</text:p>
      <text:p text:style-name="P7"><text:s text:c="8"/>45,424,005 <text:s text:c="5"/>LLC-load-misses <text:s text:c="10"/># <text:s text:c="3"/>4.06% of all LL-cache hits <text:s text:c="3"/>[39.90%]</text:p>
      <text:p text:style-name="P7"/>
      <text:p text:style-name="P7"><text:s text:c="7"/>5.016435521 seconds time elapsed</text:p>
      <text:p text:style-name="P12">Schedule=static</text:p>
      <text:p text:style-name="P4">threads=12</text:p>
      <text:p text:style-name="P4">places=cores</text:p>
      <text:p text:style-name="P4">bind=close</text:p>
      <text:p text:style-name="P8"><text:s/>Performance counter stats for './par 8000 128':</text:p>
      <text:p text:style-name="P8"/>
      <text:p text:style-name="P8"><text:s text:c="5"/>262795.064112 <text:s text:c="5"/>task-clock (msec) <text:s text:c="8"/># <text:s text:c="3"/>4.363 CPUs utilized</text:p>
      <text:p text:style-name="P8"><text:s text:c="11"/>113,312 <text:s text:c="5"/>context-switches <text:s text:c="9"/># <text:s text:c="3"/>0.431 K/sec</text:p>
      <text:p text:style-name="P8"><text:s text:c="15"/>662 <text:s text:c="5"/>cpu-migrations <text:s text:c="11"/># <text:s text:c="3"/>0.003 K/sec</text:p>
      <text:p text:style-name="P8"><text:s text:c="11"/>231,147 <text:s text:c="5"/>page-faults <text:s text:c="14"/># <text:s text:c="3"/>0.880 K/sec</text:p>
      <text:p text:style-name="P8"><text:s text:c="3"/>677,171,581,261 <text:s text:c="5"/>cycles <text:s text:c="19"/># <text:s text:c="3"/>2.577 GHz <text:s text:c="20"/>[40.00%]</text:p>
      <text:p text:style-name="P8"><text:s text:c="3"/>359,773,664,325 <text:s text:c="5"/>stalled-cycles-frontend <text:s text:c="2"/># <text:s text:c="2"/>53.13% frontend cycles idle <text:s text:c="3"/>[40.02%]</text:p>
      <text:p text:style-name="P8"><text:s text:c="4"/>89,915,339,174 <text:s text:c="5"/>stalled-cycles-backend <text:s text:c="3"/># <text:s text:c="2"/>13.28% backend <text:s/>cycles idle <text:s text:c="3"/>[40.02%]</text:p>
      <text:p text:style-name="P8"><text:s/>1,031,554,273,734 <text:s text:c="5"/>instructions <text:s text:c="13"/># <text:s text:c="3"/>1.52 <text:s/>insns per cycle</text:p>
      <text:p text:style-name="P8"><text:s text:c="50"/># <text:s text:c="3"/>0.35 <text:s/>stalled cycles per insn [50.02%]</text:p>
      <text:p text:style-name="P8"><text:s text:c="3"/>106,778,333,880 <text:s text:c="5"/>branches <text:s text:c="17"/># <text:s/>406.318 M/sec <text:s text:c="18"/>[50.01%]</text:p>
      <text:p text:style-name="P8"><text:s text:c="8"/>54,965,044 <text:s text:c="5"/>branch-misses <text:s text:c="12"/># <text:s text:c="3"/>0.05% of all branches <text:s text:c="8"/>[49.99%]</text:p>
      <text:p text:style-name="P8"><text:s text:c="3"/>379,895,612,462 <text:s text:c="5"/>L1-dcache-loads <text:s text:c="10"/># 1445.596 M/sec <text:s text:c="18"/>[49.98%]</text:p>
      <text:p text:style-name="P8"><text:s text:c="4"/>42,412,275,807 <text:s text:c="5"/>L1-dcache-load-misses <text:s text:c="4"/># <text:s text:c="2"/>11.16% of all L1-dcache hits <text:s text:c="2"/>[49.99%]</text:p>
      <text:p text:style-name="P8"><text:s text:c="5"/>1,631,653,075 <text:s text:c="5"/>LLC-loads <text:s text:c="16"/># <text:s text:c="3"/>6.209 M/sec <text:s text:c="18"/>[40.00%]</text:p>
      <text:p text:style-name="P8"><text:s text:c="7"/>203,440,153 <text:s text:c="5"/>LLC-load-misses <text:s text:c="10"/># <text:s text:c="2"/>12.47% of all LL-cache hits <text:s text:c="3"/>[40.00%]</text:p>
      <text:p text:style-name="P8"/>
      <text:p text:style-name="P8"><text:s text:c="6"/>60.226542922 seconds time elapsed</text:p>
      <text:p text:style-name="P8"/>
      <text:p text:style-name="P3">places=sockets</text:p>
      <text:p text:style-name="P8">Performance counter stats for './par 8000 128':</text:p>
      <text:p text:style-name="P8"/>
      <text:p text:style-name="P8"><text:s text:c="5"/>277018.489096 <text:s text:c="5"/>task-clock (msec) <text:s text:c="8"/># <text:s text:c="3"/>4.503 CPUs utilized</text:p>
      <text:p text:style-name="P8"><text:s text:c="11"/>114,743 <text:s text:c="5"/>context-switches <text:s text:c="9"/># <text:s text:c="3"/>0.414 K/sec</text:p>
      <text:p text:style-name="P8"><text:soft-page-break/><text:s text:c="15"/>733 <text:s text:c="5"/>cpu-migrations <text:s text:c="11"/># <text:s text:c="3"/>0.003 K/sec</text:p>
      <text:p text:style-name="P8"><text:s text:c="11"/>231,139 <text:s text:c="5"/>page-faults <text:s text:c="14"/># <text:s text:c="3"/>0.834 K/sec</text:p>
      <text:p text:style-name="P8"><text:s text:c="3"/>713,991,311,493 <text:s text:c="5"/>cycles <text:s text:c="19"/># <text:s text:c="3"/>2.577 GHz <text:s text:c="20"/>[39.99%]</text:p>
      <text:p text:style-name="P8"><text:s text:c="3"/>399,190,915,382 <text:s text:c="5"/>stalled-cycles-frontend <text:s text:c="2"/># <text:s text:c="2"/>55.91% frontend cycles idle <text:s text:c="3"/>[39.97%]</text:p>
      <text:p text:style-name="P8"><text:s text:c="3"/>108,168,441,258 <text:s text:c="5"/>stalled-cycles-backend <text:s text:c="3"/># <text:s text:c="2"/>15.15% backend <text:s/>cycles idle <text:s text:c="3"/>[39.99%]</text:p>
      <text:p text:style-name="P8"><text:s/>1,031,601,038,231 <text:s text:c="5"/>instructions <text:s text:c="13"/># <text:s text:c="3"/>1.44 <text:s/>insns per cycle</text:p>
      <text:p text:style-name="P8"><text:s text:c="50"/># <text:s text:c="3"/>0.39 <text:s/>stalled cycles per insn [50.00%]</text:p>
      <text:p text:style-name="P8"><text:s text:c="3"/>106,888,340,144 <text:s text:c="5"/>branches <text:s text:c="17"/># <text:s/>385.853 M/sec <text:s text:c="18"/>[50.00%]</text:p>
      <text:p text:style-name="P8"><text:s text:c="7"/>191,661,394 <text:s text:c="5"/>branch-misses <text:s text:c="12"/># <text:s text:c="3"/>0.18% of all branches <text:s text:c="8"/>[50.02%]</text:p>
      <text:p text:style-name="P8"><text:s text:c="3"/>379,548,789,850 <text:s text:c="5"/>L1-dcache-loads <text:s text:c="10"/># 1370.121 M/sec <text:s text:c="18"/>[50.03%]</text:p>
      <text:p text:style-name="P8"><text:s text:c="4"/>42,661,731,755 <text:s text:c="5"/>L1-dcache-load-misses <text:s text:c="4"/># <text:s text:c="2"/>11.24% of all L1-dcache hits <text:s text:c="2"/>[50.02%]</text:p>
      <text:p text:style-name="P8"><text:s text:c="5"/>2,952,339,770 <text:s text:c="5"/>LLC-loads <text:s text:c="16"/># <text:s text:c="2"/>10.658 M/sec <text:s text:c="18"/>[40.00%]</text:p>
      <text:p text:style-name="P8"><text:s text:c="7"/>273,820,641 <text:s text:c="5"/>LLC-load-misses <text:s text:c="10"/># <text:s text:c="3"/>9.27% of all LL-cache hits <text:s text:c="3"/>[40.00%]</text:p>
      <text:p text:style-name="P8"/>
      <text:p text:style-name="P8"><text:s text:c="6"/>61.512258710 seconds time elapsed</text:p>
      <text:p text:style-name="P13">bind=false</text:p>
      <text:p text:style-name="P8"><text:s/>Performance counter stats for './par 8000 128':</text:p>
      <text:p text:style-name="P8"/>
      <text:p text:style-name="P8"><text:s text:c="5"/>289766.832110 <text:s text:c="5"/>task-clock (msec) <text:s text:c="8"/># <text:s text:c="3"/>4.246 CPUs utilized</text:p>
      <text:p text:style-name="P8"><text:s text:c="11"/>116,867 <text:s text:c="5"/>context-switches <text:s text:c="9"/># <text:s text:c="3"/>0.403 K/sec</text:p>
      <text:p text:style-name="P8"><text:s text:c="13"/>1,093 <text:s text:c="5"/>cpu-migrations <text:s text:c="11"/># <text:s text:c="3"/>0.004 K/sec</text:p>
      <text:p text:style-name="P8"><text:s text:c="11"/>231,134 <text:s text:c="5"/>page-faults <text:s text:c="14"/># <text:s text:c="3"/>0.798 K/sec</text:p>
      <text:p text:style-name="P8"><text:s text:c="3"/>746,956,945,561 <text:s text:c="5"/>cycles <text:s text:c="19"/># <text:s text:c="3"/>2.578 GHz <text:s text:c="20"/>[40.00%]</text:p>
      <text:p text:style-name="P8"><text:s text:c="3"/>434,146,139,020 <text:s text:c="5"/>stalled-cycles-frontend <text:s text:c="2"/># <text:s text:c="2"/>58.12% frontend cycles idle <text:s text:c="3"/>[39.99%]</text:p>
      <text:p text:style-name="P8"><text:s text:c="3"/>123,358,433,653 <text:s text:c="5"/>stalled-cycles-backend <text:s text:c="3"/># <text:s text:c="2"/>16.51% backend <text:s/>cycles idle <text:s text:c="3"/>[39.98%]</text:p>
      <text:p text:style-name="P8"><text:s/>1,031,089,534,666 <text:s text:c="5"/>instructions <text:s text:c="13"/># <text:s text:c="3"/>1.38 <text:s/>insns per cycle</text:p>
      <text:p text:style-name="P8"><text:s text:c="50"/># <text:s text:c="3"/>0.42 <text:s/>stalled cycles per insn [50.00%]</text:p>
      <text:p text:style-name="P8"><text:s text:c="3"/>106,897,487,077 <text:s text:c="5"/>branches <text:s text:c="17"/># <text:s/>368.909 M/sec <text:s text:c="18"/>[50.02%]</text:p>
      <text:p text:style-name="P8"><text:s text:c="7"/>326,948,198 <text:s text:c="5"/>branch-misses <text:s text:c="12"/># <text:s text:c="3"/>0.31% of all branches <text:s text:c="8"/>[50.01%]</text:p>
      <text:p text:style-name="P8"><text:s text:c="3"/>378,924,427,066 <text:s text:c="5"/>L1-dcache-loads <text:s text:c="10"/># 1307.687 M/sec <text:s text:c="18"/>[50.00%]</text:p>
      <text:p text:style-name="P8"><text:s text:c="4"/>42,796,042,775 <text:s text:c="5"/>L1-dcache-load-misses <text:s text:c="4"/># <text:s text:c="2"/>11.29% of all L1-dcache hits <text:s text:c="2"/>[50.03%]</text:p>
      <text:p text:style-name="P8"><text:s text:c="5"/>3,655,239,690 <text:s text:c="5"/>LLC-loads <text:s text:c="16"/># <text:s text:c="2"/>12.614 M/sec <text:s text:c="18"/>[39.98%]</text:p>
      <text:p text:style-name="P8"><text:s text:c="7"/>332,712,703 <text:s text:c="5"/>LLC-load-misses <text:s text:c="10"/># <text:s text:c="3"/>9.10% of all LL-cache hits <text:s text:c="3"/>[40.00%]</text:p>
      <text:p text:style-name="P8"/>
      <text:p text:style-name="P8"><text:s text:c="6"/>68.244365077 seconds time elapsed</text:p>
      <text:p text:style-name="P11">4000 128 o3 mavx</text:p>
      <text:p text:style-name="P9">cores</text:p>
      <text:p text:style-name="P9"/>
      <text:p text:style-name="P9"><text:s text:c="6"/>33583.330147 <text:s text:c="5"/>task-clock (msec) <text:s text:c="8"/># <text:s text:c="3"/>3.605 CPUs utilized</text:p>
      <text:p text:style-name="P9"><text:s text:c="12"/>35,163 <text:s text:c="5"/>context-switches <text:s text:c="9"/># <text:s text:c="3"/>0.001 M/sec</text:p>
      <text:p text:style-name="P9"><text:s text:c="16"/>55 <text:s text:c="5"/>cpu-migrations <text:s text:c="11"/># <text:s text:c="3"/>0.002 K/sec</text:p>
      <text:p text:style-name="P9"><text:s text:c="12"/>54,146 <text:s text:c="5"/>page-faults <text:s text:c="14"/># <text:s text:c="3"/>0.002 M/sec</text:p>
      <text:p text:style-name="P9"><text:s text:c="4"/>86,405,230,430 <text:s text:c="5"/>cycles <text:s text:c="19"/># <text:s text:c="3"/>2.573 GHz <text:s text:c="20"/>[40.00%]</text:p>
      <text:p text:style-name="P9"><text:s text:c="4"/>46,353,159,140 <text:s text:c="5"/>stalled-cycles-frontend <text:s text:c="2"/># <text:s text:c="2"/>53.65% frontend cycles idle <text:s text:c="3"/>[39.98%]</text:p>
      <text:p text:style-name="P9"><text:s text:c="4"/>12,089,027,051 <text:s text:c="5"/>stalled-cycles-backend <text:s text:c="3"/># <text:s text:c="2"/>13.99% backend <text:s/>cycles idle <text:s text:c="3"/>[39.91%]</text:p>
      <text:p text:style-name="P9"><text:s text:c="3"/>130,055,294,651 <text:s text:c="5"/>instructions <text:s text:c="13"/># <text:s text:c="3"/>1.51 <text:s/>insns per cycle</text:p>
      <text:p text:style-name="P9"><text:s text:c="50"/># <text:s text:c="3"/>0.36 <text:s/>stalled cycles per insn [49.99%]</text:p>
      <text:p text:style-name="P9"><text:s text:c="4"/>13,480,211,219 <text:s text:c="5"/>branches <text:s text:c="17"/># <text:s/>401.396 M/sec <text:s text:c="18"/>[49.97%]</text:p>
      <text:p text:style-name="P9"><text:s text:c="9"/>7,482,293 <text:s text:c="5"/>branch-misses <text:s text:c="12"/># <text:s text:c="3"/>0.06% of all branches <text:s text:c="8"/>[50.04%]</text:p>
      <text:p text:style-name="P9"><text:s text:c="4"/>47,730,848,774 <text:s text:c="5"/>L1-dcache-loads <text:s text:c="10"/># 1421.266 M/sec <text:s text:c="18"/>[50.07%]</text:p>
      <text:p text:style-name="P9"><text:s text:c="5"/>5,172,761,873 <text:s text:c="5"/>L1-dcache-load-misses <text:s text:c="4"/># <text:s text:c="2"/>10.84% of all L1-dcache hits <text:s text:c="2"/>[50.12%]</text:p>
      <text:p text:style-name="P9"><text:s text:c="7"/>227,561,033 <text:s text:c="5"/>LLC-loads <text:s text:c="16"/># <text:s text:c="3"/>6.776 M/sec <text:s text:c="18"/>[40.07%]</text:p>
      <text:p text:style-name="P9"><text:s text:c="8"/>26,490,816 <text:s text:c="5"/>LLC-load-misses <text:s text:c="10"/># <text:s text:c="2"/>11.64% of all LL-cache hits <text:s text:c="3"/>[39.98%]</text:p>
      <text:p text:style-name="P9"/>
      <text:p text:style-name="P9"><text:s text:c="7"/>9.316138902 seconds time elapsed</text:p>
      <text:p text:style-name="P9">sockets</text:p>
      <text:p text:style-name="P9"><text:s/>35462.448863 <text:s text:c="5"/>task-clock (msec) <text:s text:c="8"/># <text:s text:c="3"/>3.549 CPUs utilized</text:p>
      <text:p text:style-name="P9"><text:s text:c="12"/>35,750 <text:s text:c="5"/>context-switches <text:s text:c="9"/># <text:s text:c="3"/>0.001 M/sec</text:p>
      <text:p text:style-name="P9"><text:s text:c="15"/>108 <text:s text:c="5"/>cpu-migrations <text:s text:c="11"/># <text:s text:c="3"/>0.003 K/sec</text:p>
      <text:p text:style-name="P9"><text:s text:c="12"/>54,136 <text:s text:c="5"/>page-faults <text:s text:c="14"/># <text:s text:c="3"/>0.002 M/sec</text:p>
      <text:p text:style-name="P9"><text:s text:c="4"/>91,253,386,284 <text:s text:c="5"/>cycles <text:s text:c="19"/># <text:s text:c="3"/>2.573 GHz <text:s text:c="20"/>[39.95%]</text:p>
      <text:p text:style-name="P9"><text:s text:c="4"/>51,409,033,494 <text:s text:c="5"/>stalled-cycles-frontend <text:s text:c="2"/># <text:s text:c="2"/>56.34% frontend cycles idle <text:s text:c="3"/>[40.07%]</text:p>
      <text:p text:style-name="P9"><text:s text:c="4"/>14,779,527,770 <text:s text:c="5"/>stalled-cycles-backend <text:s text:c="3"/># <text:s text:c="2"/>16.20% backend <text:s/>cycles idle <text:s text:c="3"/>[40.08%]</text:p>
      <text:p text:style-name="P9"><text:s text:c="3"/>130,064,243,070 <text:s text:c="5"/>instructions <text:s text:c="13"/># <text:s text:c="3"/>1.43 <text:s/>insns per cycle</text:p>
      <text:p text:style-name="P9"><text:soft-page-break/><text:s text:c="50"/># <text:s text:c="3"/>0.40 <text:s/>stalled cycles per insn [50.09%]</text:p>
      <text:p text:style-name="P9"><text:s text:c="4"/>13,501,499,622 <text:s text:c="5"/>branches <text:s text:c="17"/># <text:s/>380.727 M/sec <text:s text:c="18"/>[50.12%]</text:p>
      <text:p text:style-name="P9"><text:s text:c="8"/>16,517,494 <text:s text:c="5"/>branch-misses <text:s text:c="12"/># <text:s text:c="3"/>0.12% of all branches <text:s text:c="8"/>[50.09%]</text:p>
      <text:p text:style-name="P9"><text:s text:c="4"/>47,699,093,074 <text:s text:c="5"/>L1-dcache-loads <text:s text:c="10"/># 1345.059 M/sec <text:s text:c="18"/>[50.02%]</text:p>
      <text:p text:style-name="P9"><text:s text:c="5"/>5,196,722,542 <text:s text:c="5"/>L1-dcache-load-misses <text:s text:c="4"/># <text:s text:c="2"/>10.89% of all L1-dcache hits <text:s text:c="2"/>[50.00%]</text:p>
      <text:p text:style-name="P9"><text:s text:c="7"/>648,070,736 <text:s text:c="5"/>LLC-loads <text:s text:c="16"/># <text:s text:c="2"/>18.275 M/sec <text:s text:c="18"/>[39.92%]</text:p>
      <text:p text:style-name="P9"><text:s text:c="8"/>33,273,195 <text:s text:c="5"/>LLC-load-misses <text:s text:c="10"/># <text:s text:c="3"/>5.13% of all LL-cache hits <text:s text:c="3"/>[39.89%]</text:p>
      <text:p text:style-name="P9"/>
      <text:p text:style-name="P9"><text:s text:c="7"/>9.992574251 seconds time elapsed</text:p>
      <text:p text:style-name="P9">false</text:p>
      <text:p text:style-name="P9"><text:s/>Performance counter stats for './par 4000 128':</text:p>
      <text:p text:style-name="P9"/>
      <text:p text:style-name="P9"><text:s text:c="6"/>35363.709198 <text:s text:c="5"/>task-clock (msec) <text:s text:c="8"/># <text:s text:c="3"/>3.657 CPUs utilized</text:p>
      <text:p text:style-name="P9"><text:s text:c="12"/>35,562 <text:s text:c="5"/>context-switches <text:s text:c="9"/># <text:s text:c="3"/>0.001 M/sec</text:p>
      <text:p text:style-name="P9"><text:s text:c="15"/>118 <text:s text:c="5"/>cpu-migrations <text:s text:c="11"/># <text:s text:c="3"/>0.003 K/sec</text:p>
      <text:p text:style-name="P9"><text:s text:c="12"/>54,133 <text:s text:c="5"/>page-faults <text:s text:c="14"/># <text:s text:c="3"/>0.002 M/sec</text:p>
      <text:p text:style-name="P9"><text:s text:c="4"/>90,997,830,170 <text:s text:c="5"/>cycles <text:s text:c="19"/># <text:s text:c="3"/>2.573 GHz <text:s text:c="20"/>[40.09%]</text:p>
      <text:p text:style-name="P9"><text:s text:c="4"/>51,194,402,465 <text:s text:c="5"/>stalled-cycles-frontend <text:s text:c="2"/># <text:s text:c="2"/>56.26% frontend cycles idle <text:s text:c="3"/>[40.10%]</text:p>
      <text:p text:style-name="P9"><text:s text:c="4"/>14,600,896,528 <text:s text:c="5"/>stalled-cycles-backend <text:s text:c="3"/># <text:s text:c="2"/>16.05% backend <text:s/>cycles idle <text:s text:c="3"/>[40.07%]</text:p>
      <text:p text:style-name="P9"><text:s text:c="3"/>130,220,479,332 <text:s text:c="5"/>instructions <text:s text:c="13"/># <text:s text:c="3"/>1.43 <text:s/>insns per cycle</text:p>
      <text:p text:style-name="P9"><text:s text:c="50"/># <text:s text:c="3"/>0.39 <text:s/>stalled cycles per insn [50.00%]</text:p>
      <text:p text:style-name="P9"><text:s text:c="4"/>13,533,862,667 <text:s text:c="5"/>branches <text:s text:c="17"/># <text:s/>382.705 M/sec <text:s text:c="18"/>[50.00%]</text:p>
      <text:p text:style-name="P9"><text:s text:c="8"/>15,584,761 <text:s text:c="5"/>branch-misses <text:s text:c="12"/># <text:s text:c="3"/>0.12% of all branches <text:s text:c="8"/>[49.93%]</text:p>
      <text:p text:style-name="P9"><text:s text:c="4"/>47,755,050,546 <text:s text:c="5"/>L1-dcache-loads <text:s text:c="10"/># 1350.397 M/sec <text:s text:c="18"/>[49.89%]</text:p>
      <text:p text:style-name="P9"><text:s text:c="5"/>5,200,232,721 <text:s text:c="5"/>L1-dcache-load-misses <text:s text:c="4"/># <text:s text:c="2"/>10.89% of all L1-dcache hits <text:s text:c="2"/>[49.99%]</text:p>
      <text:p text:style-name="P9"><text:s text:c="7"/>495,080,487 <text:s text:c="5"/>LLC-loads <text:s text:c="16"/># <text:s text:c="2"/>14.000 M/sec <text:s text:c="18"/>[40.02%]</text:p>
      <text:p text:style-name="P9"><text:s text:c="8"/>34,315,564 <text:s text:c="5"/>LLC-load-misses <text:s text:c="10"/># <text:s text:c="3"/>6.93% of all LL-cache hits <text:s text:c="3"/>[40.06%]</text:p>
      <text:p text:style-name="P9"/>
      <text:p text:style-name="P9"><text:s text:c="7"/>9.669687790 seconds time elapsed</text:p>
      <text:p text:style-name="P14">NUEVO</text:p>
      <text:p text:style-name="P5">FALSE</text:p>
      <text:p text:style-name="P5"><text:s/>Performance counter stats for './par 4000 128':</text:p>
      <text:p text:style-name="P5"/>
      <text:p text:style-name="P5"><text:s text:c="6"/>35291.248487 <text:s text:c="5"/>task-clock (msec) <text:s text:c="8"/># <text:s text:c="3"/>2.771 CPUs utilized</text:p>
      <text:p text:style-name="P5"><text:s text:c="12"/>35,046 <text:s text:c="5"/>context-switches <text:s text:c="9"/># <text:s text:c="3"/>0.993 K/sec</text:p>
      <text:p text:style-name="P5"><text:s text:c="15"/>115 <text:s text:c="5"/>cpu-migrations <text:s text:c="11"/># <text:s text:c="3"/>0.003 K/sec</text:p>
      <text:p text:style-name="P5"><text:s text:c="12"/>54,016 <text:s text:c="5"/>page-faults <text:s text:c="14"/># <text:s text:c="3"/>0.002 M/sec</text:p>
      <text:p text:style-name="P5"><text:s text:c="4"/>90,846,752,574 <text:s text:c="5"/>cycles <text:s text:c="19"/># <text:s text:c="3"/>2.574 GHz <text:s text:c="20"/>[39.90%]</text:p>
      <text:p text:style-name="P5"><text:s text:c="4"/>50,951,554,158 <text:s text:c="5"/>stalled-cycles-frontend <text:s text:c="2"/># <text:s text:c="2"/>56.09% frontend cycles idle <text:s text:c="3"/>[40.00%]</text:p>
      <text:p text:style-name="P5"><text:s text:c="4"/>14,596,634,929 <text:s text:c="5"/>stalled-cycles-backend <text:s text:c="3"/># <text:s text:c="2"/>16.07% backend <text:s/>cycles idle <text:s text:c="3"/>[40.02%]</text:p>
      <text:p text:style-name="P5"><text:s text:c="3"/>130,146,053,715 <text:s text:c="5"/>instructions <text:s text:c="13"/># <text:s text:c="3"/>1.43 <text:s/>insns per cycle</text:p>
      <text:p text:style-name="P5"><text:s text:c="50"/># <text:s text:c="3"/>0.39 <text:s/>stalled cycles per insn [50.07%]</text:p>
      <text:p text:style-name="P5"><text:s text:c="4"/>13,491,641,245 <text:s text:c="5"/>branches <text:s text:c="17"/># <text:s/>382.294 M/sec <text:s text:c="18"/>[50.11%]</text:p>
      <text:p text:style-name="P5"><text:s text:c="8"/>14,467,969 <text:s text:c="5"/>branch-misses <text:s text:c="12"/># <text:s text:c="3"/>0.11% of all branches <text:s text:c="8"/>[50.15%]</text:p>
      <text:p text:style-name="P5"><text:s text:c="4"/>47,736,352,228 <text:s text:c="5"/>L1-dcache-loads <text:s text:c="10"/># 1352.640 M/sec <text:s text:c="18"/>[50.08%]</text:p>
      <text:p text:style-name="P5"><text:s text:c="5"/>5,182,387,098 <text:s text:c="5"/>L1-dcache-load-misses <text:s text:c="4"/># <text:s text:c="2"/>10.86% of all L1-dcache hits <text:s text:c="2"/>[50.02%]</text:p>
      <text:p text:style-name="P5"><text:s text:c="7"/>706,545,187 <text:s text:c="5"/>LLC-loads <text:s text:c="16"/># <text:s text:c="2"/>20.020 M/sec <text:s text:c="18"/>[39.90%]</text:p>
      <text:p text:style-name="P5"><text:s text:c="8"/>35,311,290 <text:s text:c="5"/>LLC-load-misses <text:s text:c="10"/># <text:s text:c="3"/>5.00% of all LL-cache hits <text:s text:c="3"/>[39.93%]</text:p>
      <text:p text:style-name="P5"/>
      <text:p text:style-name="P5"><text:s text:c="6"/>12.736118619 seconds time elapsed</text:p>
      <text:p text:style-name="P6">CORES, CLOSe</text:p>
      <text:p text:style-name="P6"><text:s/>Performance counter stats for './par 4000 128':</text:p>
      <text:p text:style-name="P6"/>
      <text:p text:style-name="P6"><text:s text:c="6"/>33269.291777 <text:s text:c="5"/>task-clock (msec) <text:s text:c="8"/># <text:s text:c="3"/>3.021 CPUs utilized</text:p>
      <text:p text:style-name="P6"><text:s text:c="12"/>34,285 <text:s text:c="5"/>context-switches <text:s text:c="9"/># <text:s text:c="3"/>0.001 M/sec</text:p>
      <text:p text:style-name="P6"><text:s text:c="16"/>70 <text:s text:c="5"/>cpu-migrations <text:s text:c="11"/># <text:s text:c="3"/>0.002 K/sec</text:p>
      <text:p text:style-name="P6"><text:s text:c="12"/>54,039 <text:s text:c="5"/>page-faults <text:s text:c="14"/># <text:s text:c="3"/>0.002 M/sec</text:p>
      <text:p text:style-name="P6"><text:s text:c="4"/>85,595,888,316 <text:s text:c="5"/>cycles <text:s text:c="19"/># <text:s text:c="3"/>2.573 GHz <text:s text:c="20"/>[40.03%]</text:p>
      <text:p text:style-name="P6"><text:soft-page-break/><text:s text:c="4"/>45,612,343,952 <text:s text:c="5"/>stalled-cycles-frontend <text:s text:c="2"/># <text:s text:c="2"/>53.29% frontend cycles idle <text:s text:c="3"/>[40.03%]</text:p>
      <text:p text:style-name="P6"><text:s text:c="4"/>11,539,875,993 <text:s text:c="5"/>stalled-cycles-backend <text:s text:c="3"/># <text:s text:c="2"/>13.48% backend <text:s/>cycles idle <text:s text:c="3"/>[40.02%]</text:p>
      <text:p text:style-name="P6"><text:s text:c="3"/>129,954,613,814 <text:s text:c="5"/>instructions <text:s text:c="13"/># <text:s text:c="3"/>1.52 <text:s/>insns per cycle</text:p>
      <text:p text:style-name="P6"><text:s text:c="50"/># <text:s text:c="3"/>0.35 <text:s/>stalled cycles per insn [50.02%]</text:p>
      <text:p text:style-name="P6"><text:s text:c="4"/>13,467,753,507 <text:s text:c="5"/>branches <text:s text:c="17"/># <text:s/>404.810 M/sec <text:s text:c="18"/>[49.99%]</text:p>
      <text:p text:style-name="P6"><text:s text:c="9"/>7,265,063 <text:s text:c="5"/>branch-misses <text:s text:c="12"/># <text:s text:c="3"/>0.05% of all branches <text:s text:c="8"/>[50.00%]</text:p>
      <text:p text:style-name="P6"><text:s text:c="4"/>47,811,592,960 <text:s text:c="5"/>L1-dcache-loads <text:s text:c="10"/># 1437.109 M/sec <text:s text:c="18"/>[49.99%]</text:p>
      <text:p text:style-name="P6"><text:s text:c="5"/>5,172,407,127 <text:s text:c="5"/>L1-dcache-load-misses <text:s text:c="4"/># <text:s text:c="2"/>10.82% of all L1-dcache hits <text:s text:c="2"/>[50.00%]</text:p>
      <text:p text:style-name="P6"><text:s text:c="7"/>187,678,103 <text:s text:c="5"/>LLC-loads <text:s text:c="16"/># <text:s text:c="3"/>5.641 M/sec <text:s text:c="18"/>[40.02%]</text:p>
      <text:p text:style-name="P6"><text:s text:c="8"/>25,305,714 <text:s text:c="5"/>LLC-load-misses <text:s text:c="10"/># <text:s text:c="2"/>13.48% of all LL-cache hits <text:s text:c="3"/>[40.02%]</text:p>
      <text:p text:style-name="P6"/>
      <text:p text:style-name="P6"><text:s text:c="6"/>11.011398626 seconds time elapsed</text:p>
      <text:p text:style-name="P6">CORES, SPREAD</text:p>
      <text:p text:style-name="P6"><text:s/>Performance counter stats for './par 4000 128':</text:p>
      <text:p text:style-name="P6"/>
      <text:p text:style-name="P6"><text:s text:c="6"/>34521.778792 <text:s text:c="5"/>task-clock (msec) <text:s text:c="8"/># <text:s text:c="3"/>2.998 CPUs utilized</text:p>
      <text:p text:style-name="P6"><text:s text:c="12"/>34,563 <text:s text:c="5"/>context-switches <text:s text:c="9"/># <text:s text:c="3"/>0.001 M/sec</text:p>
      <text:p text:style-name="P6"><text:s text:c="16"/>81 <text:s text:c="5"/>cpu-migrations <text:s text:c="11"/># <text:s text:c="3"/>0.002 K/sec</text:p>
      <text:p text:style-name="P6"><text:s text:c="12"/>54,038 <text:s text:c="5"/>page-faults <text:s text:c="14"/># <text:s text:c="3"/>0.002 M/sec</text:p>
      <text:p text:style-name="P6"><text:s text:c="4"/>88,835,911,741 <text:s text:c="5"/>cycles <text:s text:c="19"/># <text:s text:c="3"/>2.573 GHz <text:s text:c="20"/>[39.94%]</text:p>
      <text:p text:style-name="P6"><text:s text:c="4"/>48,913,617,329 <text:s text:c="5"/>stalled-cycles-frontend <text:s text:c="2"/># <text:s text:c="2"/>55.06% frontend cycles idle <text:s text:c="3"/>[39.97%]</text:p>
      <text:p text:style-name="P6"><text:s text:c="4"/>13,682,408,977 <text:s text:c="5"/>stalled-cycles-backend <text:s text:c="3"/># <text:s text:c="2"/>15.40% backend <text:s/>cycles idle <text:s text:c="3"/>[40.02%]</text:p>
      <text:p text:style-name="P6"><text:s text:c="3"/>130,073,826,509 <text:s text:c="5"/>instructions <text:s text:c="13"/># <text:s text:c="3"/>1.46 <text:s/>insns per cycle</text:p>
      <text:p text:style-name="P6"><text:s text:c="50"/># <text:s text:c="3"/>0.38 <text:s/>stalled cycles per insn [50.03%]</text:p>
      <text:p text:style-name="P6"><text:s text:c="4"/>13,480,954,148 <text:s text:c="5"/>branches <text:s text:c="17"/># <text:s/>390.506 M/sec <text:s text:c="18"/>[50.04%]</text:p>
      <text:p text:style-name="P6"><text:s text:c="9"/>7,291,771 <text:s text:c="5"/>branch-misses <text:s text:c="12"/># <text:s text:c="3"/>0.05% of all branches <text:s text:c="8"/>[50.11%]</text:p>
      <text:p text:style-name="P6"><text:s text:c="4"/>47,753,495,542 <text:s text:c="5"/>L1-dcache-loads <text:s text:c="10"/># 1383.286 M/sec <text:s text:c="18"/>[50.09%]</text:p>
      <text:p text:style-name="P6"><text:s text:c="5"/>5,166,949,832 <text:s text:c="5"/>L1-dcache-load-misses <text:s text:c="4"/># <text:s text:c="2"/>10.82% of all L1-dcache hits <text:s text:c="2"/>[50.05%]</text:p>
      <text:p text:style-name="P6"><text:s text:c="7"/>660,359,063 <text:s text:c="5"/>LLC-loads <text:s text:c="16"/># <text:s text:c="2"/>19.129 M/sec <text:s text:c="18"/>[39.94%]</text:p>
      <text:p text:style-name="P6"><text:soft-page-break/><text:s text:c="8"/>31,809,410 <text:s text:c="5"/>LLC-load-misses <text:s text:c="10"/># <text:s text:c="3"/>4.82% of all LL-cache hits <text:s text:c="3"/>[39.94%]</text:p>
      <text:p text:style-name="P6"/>
      <text:p text:style-name="P6"><text:s text:c="6"/>11.513759916 seconds time elapsed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0:37:55.492000000</meta:creation-date>
    <dc:date>2017-11-05T22:37:38.271000000</dc:date>
    <meta:editing-duration>PT1H16M13S</meta:editing-duration>
    <meta:editing-cycles>6</meta:editing-cycles>
    <meta:generator>LibreOffice/5.4.2.2$Windows_x86 LibreOffice_project/22b09f6418e8c2d508a9eaf86b2399209b0990f4</meta:generator>
    <meta:document-statistic meta:table-count="0" meta:image-count="0" meta:object-count="0" meta:page-count="18" meta:paragraph-count="396" meta:word-count="2526" meta:character-count="30217" meta:non-whitespace-character-count="17084"/>
  </office:meta>
</office:document-meta>
</file>